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leading lad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arusharu's bonus event?</text:p>
          </table:table-cell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beginning</text:p>
          </table:table-cell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just before the choice</text:p>
          </table:table-cell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riel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arūna's bonus event?</text:p>
          </table:table-cell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ol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Djaelbaaj's bonus event?</text:p>
          </table:table-cell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Visti's bonus event?</text:p>
          </table:table-cell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Blanche's bonus event?</text:p>
          </table:table-cell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choice</text:p>
          </table:table-cell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ngini's bonus event?</text:p>
          </table:table-cell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affa's bonus event?</text:p>
          </table:table-cell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Carat=Pauleisen's bonus event?</text:p>
          </table:table-cell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rt from the desperation scene</text:p>
          </table:table-cell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Lumii's bonus event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1】?</text:p>
          </table:table-cell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Shinigami's bonus event 【Act 2】?</text:p>
          </table:table-cell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Adventurer Mina's bonus event?</text:p>
          </table:table-cell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egui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 office:value-type="string">
            <text:p>Nun</text:p>
          </table:table-cell>
          <table:table-cell table:style-name="ce0"/>
          <table:table-cell table:style-name="ce0" office:value-type="string">
            <text:p>

Now, perhaps I should start by cleaning the
floor.</text:p>
          </table:table-cell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 office:value-type="string">
            <text:p>

Ummm, mop... mop... where is it...</text:p>
          </table:table-cell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 office:value-type="string">
            <text:p>

Oh? The mop isn't in the usual cleaning
closet.</text:p>
          </table:table-cell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 office:value-type="string">
            <text:p>

Ah, that's right. It was getting so old that
I was planning to replace it.</text:p>
          </table:table-cell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 office:value-type="string">
            <text:p>

I believe I put the new mop away in this
storeroom.</text:p>
          </table:table-cell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 office:value-type="string">
            <text:p>

It was somewhere around here...</text:p>
          </table:table-cell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 office:value-type="string">
            <text:p>

Ah! There you are ♪! This lovely new mop will
make the floor sparkle like new! ♪</text:p>
          </table:table-cell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 office:value-type="string">
            <text:p>

...Oh? The closet door... i-it won't open...</text:p>
          </table:table-cell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 office:value-type="string">
            <text:p>

Lately, the fittings have been getting worse
here and there throughout the church...</text:p>
          </table:table-cell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 office:value-type="string">
            <text:p>

I will have to do some maintenance sooner
rather than later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 office:value-type="string">
            <text:p>

For now, let us put a little elbow grease into
it...</text:p>
          </table:table-cell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 office:value-type="string">
            <text:p>

...Ei! *snap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 office:value-type="string">
            <text:p>

...Agh!! Th-The doorknob!!</text:p>
          </table:table-cell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 office:value-type="string">
            <text:p>

E-Excuse meeeeeeeee! Is anybody out
theeeeeeeere!!</text:p>
          </table:table-cell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 office:value-type="string">
            <text:p>

I am trapped in the storeroooooooom!
Please help meeeeeee!!</text:p>
          </table:table-cell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 office:value-type="string">
            <text:p>

Oooh... nobody is coming...</text:p>
          </table:table-cell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 office:value-type="string">
            <text:p>

I am sure that when the other nun is
finished with the hall...</text:p>
          </table:table-cell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 office:value-type="string">
            <text:p>

...She will come and find me, but...</text:p>
          </table:table-cell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 office:value-type="string">
            <text:p>

The hall is so spacious, it will surely be
a long time yet until it is done with...</text:p>
          </table:table-cell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 office:value-type="string">
            <text:p>

It is possible that I will be trapped in here
until evening...</text:p>
          </table:table-cell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 office:value-type="string">
            <text:p>

Ahhh... wh-whatever shall I do... *wriggle*
*wriggle*...</text:p>
          </table:table-cell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 office:value-type="string">
            <text:p>

I-In this situation, I cannot even use the
facilities...</text:p>
          </table:table-cell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 office:value-type="string">
            <text:p>

I-In fact, I have not visited the restroom
even once since I awoke this morning...!</text:p>
          </table:table-cell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 office:value-type="string">
            <text:p>

Ooooh... please... somebody... please find
me...!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 office:value-type="string">
            <text:p>

Aaaaaagh... D-Dear Lord... please grant me
mercy...!!</text:p>
          </table:table-cell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 office:value-type="string">
            <text:p>

I c-cannot... bear any more than this...!!</text:p>
          </table:table-cell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 office:value-type="string">
            <text:p>

I do not think... that I will be able to...
go without the restroom any longer!!</text:p>
          </table:table-cell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 office:value-type="string">
            <text:p>

I know it is a low and vulgar wish!!
B-But... I... I... ////</text:p>
          </table:table-cell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 office:value-type="string">
            <text:p>

Aaahhh... I want to go to the restroom... ////
Please let me go to the restroom!!</text:p>
          </table:table-cell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 office:value-type="string">
            <text:p>

Please... I beg of you...! Oooooohhh... /////</text:p>
          </table:table-cell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 office:value-type="string">
            <text:p>

N... o... I am... a-at my... limit...</text:p>
          </table:table-cell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 office:value-type="string">
            <text:p>

I have no choice... b-but to use this
bucket... ////</text:p>
          </table:table-cell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 office:value-type="string">
            <text:p>

Nghhhhh! O, Lord in heaven... p-please forgive
meeeee!!</text:p>
          </table:table-cell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 office:value-type="string">
            <text:p>

*fshhhhhhhhhhhhhhhhhhhhhhhhhhhhh*!!!
Ah, ah, ah!! It is so loud... ////</text:p>
          </table:table-cell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 office:value-type="string">
            <text:p>

No... I... how shameful... /////////
But... aaaaah... I am finally... peeing... ////</text:p>
          </table:table-cell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 office:value-type="string">
            <text:p>Bunny</text:p>
          </table:table-cell>
          <table:table-cell table:style-name="ce0"/>
          <table:table-cell table:style-name="ce0" office:value-type="string">
            <text:p>

Yaaaaaaaaaaaay!! Cheeeeeeeeeeeeers!!</text:p>
          </table:table-cell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 office:value-type="string">
            <text:p>

Let's cut loose, and drink like there's no
tomorrow!! As long as it's not on me, though!!</text:p>
          </table:table-cell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 office:value-type="string">
            <text:p>

Hey, hey, can you get me one of these??</text:p>
          </table:table-cell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 office:value-type="string">
            <text:p>

Huh? It's too alcoholic for me? Whaaaaaaaaa?
It's practically water!!</text:p>
          </table:table-cell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 office:value-type="string">
            <text:p>

Ah, you don't believe me〜? Okay, it's
decided〜!</text:p>
          </table:table-cell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 office:value-type="string">
            <text:p>

I'm a pretty strong drinker if I say so myself!
I can drink like a fish!!</text:p>
          </table:table-cell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 office:value-type="string">
            <text:p>

Lemme prove it—☆
You'd better not blink ♪</text:p>
          </table:table-cell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 office:value-type="string">
            <text:p>

Uhiii〜! See? See? I'm already four drinks in
and I've never felt better〜♪♪</text:p>
          </table:table-cell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 office:value-type="string">
            <text:p>

I've still got room to spare, and I don't even
need the toilet ☆! Yup! Be amazed〜!!</text:p>
          </table:table-cell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 office:value-type="string">
            <text:p>

Ah! Excuse meee! Another one, please〜!
*hic*!!</text:p>
          </table:table-cell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 office:value-type="string">
            <text:p>

Wawawa——! If it isn't more customers〜!!
Sit down, sit down〜!</text:p>
          </table:table-cell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 office:value-type="string">
            <text:p>

Let's live it uuuuuuuuup—!! Uheheh—!!</text:p>
          </table:table-cell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 office:value-type="string">
            <text:p>

*brrrr*! *cleeeeeeeeeench*!!</text:p>
          </table:table-cell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 office:value-type="string">
            <text:p>

Hafuuu... 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 office:value-type="string">
            <text:p>

...Eh? N-Nothing—!! Oh! Here comes my fifth—!!
Merci—!!</text:p>
          </table:table-cell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 office:value-type="string">
            <text:p>

All right, everybunny! Feast your eyes on the
bunny goddess of drinking〜〜!! Guiiiiiiiii!!</text:p>
          </table:table-cell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 office:value-type="string">
            <text:p>

(Pee, pee, pee, peeee!!)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 office:value-type="string">
            <text:p>

(I wanna peeeeeeeeeeeeee!!!!)</text:p>
          </table:table-cell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 office:value-type="string">
            <text:p>

(Ah, ah, aaaaaaahh!! No... I can't hold
it!! I'm gonna buuuurst!!)</text:p>
          </table:table-cell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 office:value-type="string">
            <text:p>

I-I-I-I'm, I'm, I'm, I'm sorry!!! I can't take
it, let me go peeeeeeeeee!!!!</text:p>
          </table:table-cell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 office:value-type="string">
            <text:p>

I'm gonna leak!! I held it way too loooong!!
I'm gonna leeeeeeeeeeeeeak!!!!</text:p>
          </table:table-cell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 office:value-type="string">
            <text:p>

Wait!! Someone's in theeere?!</text:p>
          </table:table-cell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 office:value-type="string">
            <text:p>

Aaaaaaaaaahn, h-hurry uuup!! I'm at my
limiiiiiiiiit!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 office:value-type="string">
            <text:p>

*knock* *knock* *knock* *knock*!!!</text:p>
          </table:table-cell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 office:value-type="string">
            <text:p>

Pleeeeeease!! It's gonna come ooout!! H-Hey!
I just need a second, l-let me iiiin!!</text:p>
          </table:table-cell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 office:value-type="string">
            <text:p>

*knock* *knock* *knock*... *knock* *knock*!</text:p>
          </table:table-cell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 office:value-type="string">
            <text:p>

I'm seriously at my limiiiit... ///// I-I-I...
I'm going to... pee myseeeeeeeelf...!!!</text:p>
          </table:table-cell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 office:value-type="string">
            <text:p>

Nooo... I-Ican't... hold iiiiiiiiit!!
Haaaaaaaaaaaaaaaaaaaahhhhhn!!!!</text:p>
          </table:table-cell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 office:value-type="string">
            <text:p>

Uweeeeeeeeeeeeeeeehhhhhn!!! I-I'm peeing
myseeeeeeeeeeeeelf! ////////////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 office:value-type="string">
            <text:p>

But I held it forever and eveeeeer...!!
Fuweeeeeeeeeeeehhhhn! 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 office:value-type="string">
            <text:p>Merchant</text:p>
          </table:table-cell>
          <table:table-cell table:style-name="ce0"/>
          <table:table-cell table:style-name="ce0" office:value-type="string">
            <text:p>

Ho-ho. It's the the brand-new beverage
introduced by the Merchant Guild—.</text:p>
          </table:table-cell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 office:value-type="string">
            <text:p>

“Fight Drink”, huh—? I think I'll sneak in a sip
and see what it tastes like—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 office:value-type="string">
            <text:p>

*glug*...</text:p>
          </table:table-cell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 office:value-type="string">
            <text:p>

Woahhhhhh——! Th-This is...</text:p>
          </table:table-cell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 office:value-type="string">
            <text:p>

Tasty... I think...? It's got a strange sort of
flavor—.</text:p>
          </table:table-cell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 office:value-type="string">
            <text:p>

But, it kinda makes me want to taste a little
more...</text:p>
          </table:table-cell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 office:value-type="string">
            <text:p>

*gulp*... *gulp*... *gulp*... *gulp*...
Puhah!</text:p>
          </table:table-cell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 office:value-type="string">
            <text:p>

Mmmmm...! I could get used to this—! The
more I drink... the more addicted I get—!</text:p>
          </table:table-cell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 office:value-type="string">
            <text:p>

Another bottle! *gulp*... *gulp*... *gulp*...
*gulp*... *gulp*... *gulp*...!</text:p>
          </table:table-cell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 office:value-type="string">
            <text:p>

...Pufuu! That's the Merchant Guild R &amp; D
deparment for you... this'll sell like hotcakes!</text:p>
          </table:table-cell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 office:value-type="string">
            <text:p>

...Ah, a customer—? Please, please, browse
as much as you like—!</text:p>
          </table:table-cell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Thank you for your patronage—!</text:p>
          </table:table-cell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 office:value-type="string">
            <text:p>

Next, please—!</text:p>
          </table:table-cell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 office:value-type="string">
            <text:p>

(There sure are a lot of customers today—.)</text:p>
          </table:table-cell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 office:value-type="string">
            <text:p>

(Oh, that's right, there was talk of some kind of
mysterious creature at Lake Oshir.)</text:p>
          </table:table-cell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 office:value-type="string">
            <text:p>

(Because of that, there are ten times as many
tourists as usual...)</text:p>
          </table:table-cell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 office:value-type="string">
            <text:p>

(Uwaaaah! I've never seen such a long line of
customers! Now this is good business—!)</text:p>
          </table:table-cell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 office:value-type="string">
            <text:p>

(I've been needing the bathroom for a while,
but that'll have to wait for now...)</text:p>
          </table:table-cell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 office:value-type="string">
            <text:p>

Ah, will you be buying that—? Thank you—!</text:p>
          </table:table-cell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 office:value-type="string">
            <text:p>

A-And here is your change! Please come
again—...!</text:p>
          </table:table-cell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 office:value-type="string">
            <text:p>

Hau... n-next... please—...</text:p>
          </table:table-cell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 office:value-type="string">
            <text:p>

(N-Not good... my bladder... it's inflating so
fast, it's like... hyperinflation!!)</text:p>
          </table:table-cell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 office:value-type="string">
            <text:p>

(That new Fight Drink...)</text:p>
          </table:table-cell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 office:value-type="string">
            <text:p>

(Looking closely, it has a label warning you
that it's a crazy strong diuretic—!)</text:p>
          </table:table-cell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 office:value-type="string">
            <text:p>

(Aahhhh... if I knew that, I wouldn't have had
two whole bottles to drink...!)</text:p>
          </table:table-cell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 office:value-type="string">
            <text:p>

(I wonder if I can hold it... until the line
of customers is gone...?)</text:p>
          </table:table-cell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 office:value-type="string">
            <text:p>

(No... even when it's gone, there are no
toilets nearby...)</text:p>
          </table:table-cell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 office:value-type="string">
            <text:p>

(And the castle town is quite a long way
awaaay!!)</text:p>
          </table:table-cell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 office:value-type="string">
            <text:p>

(Auuu, I just felt a really powerful...
wave...!!! Nghhhhhhhhhh!!)</text:p>
          </table:table-cell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 office:value-type="string">
            <text:p>

No... I-I can't... hold, it...!!
Hauuuuuuuuu!!!!</text:p>
          </table:table-cell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 office:value-type="string">
            <text:p>

Awawawawawah!! N-No!! D-Dear customers...
it's not what it looks like—!!</text:p>
          </table:table-cell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 office:value-type="string">
            <text:p>

Um...! This is, umm, well... closing time!
I'm cloooooooooooooooooosed——！ //////</text:p>
          </table:table-cell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Begui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egui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erchant-chan P-Memory?</text:p>
          </table:table-cell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unny-chan P-Memory?</text:p>
          </table:table-cell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Nun-chan P-Memory?</text:p>
          </table:table-cell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7+02:00</meta:creation-date>
    <dc:date>2020-07-18T17:08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